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1.363cm"/>
    </style:style>
    <style:style style:name="co3" style:family="table-column">
      <style:table-column-properties fo:break-before="auto" style:column-width="7.22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[$Tabelle1.$B$7:.$C$45])" table:allow-empty-cell="true" table:display-list="unsorted" table:base-cell-address="Tabelle1.D6">
          <table:error-message table:message-type="stop" table:display="true"/>
        </table:content-validation>
      </table:content-validations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ntern</text:p>
          </table:table-cell>
          <table:table-cell office:value-type="string">
            <text:p>Parent</text:p>
          </table:table-cell>
          <table:table-cell office:value-type="string">
            <text:p>InternDesc</text:p>
          </table:table-cell>
          <table:table-cell office:value-type="string">
            <text:p>InternImg</text:p>
          </table:table-cell>
          <table:table-cell office:value-type="string">
            <text:p>Daten für Auswahlliste</text:p>
          </table:table-cell>
        </table:table-row>
        <table:table-row table:style-name="ro1">
          <table:table-cell office:value-type="string">
            <text:p>MC000</text:p>
          </table:table-cell>
          <table:table-cell/>
          <table:table-cell office:value-type="string">
            <text:p>Katalog</text:p>
          </table:table-cell>
          <table:table-cell table:number-columns-repeated="2"/>
        </table:table-row>
        <table:table-row table:style-name="ro1">
          <table:table-cell office:value-type="string">
            <text:p>MC001</text:p>
          </table:table-cell>
          <table:table-cell office:value-type="string">
            <text:p>MC000</text:p>
          </table:table-cell>
          <table:table-cell office:value-type="string">
            <text:p>Katalog Lebensmittel</text:p>
          </table:table-cell>
          <table:table-cell table:number-columns-repeated="2"/>
        </table:table-row>
        <table:table-row table:style-name="ro1">
          <table:table-cell office:value-type="string">
            <text:p>MC002</text:p>
          </table:table-cell>
          <table:table-cell office:value-type="string">
            <text:p>MC000</text:p>
          </table:table-cell>
          <table:table-cell office:value-type="string">
            <text:p>Katalog Handwerk</text:p>
          </table:table-cell>
          <table:table-cell table:number-columns-repeated="2"/>
        </table:table-row>
        <table:table-row table:style-name="ro1">
          <table:table-cell office:value-type="string">
            <text:p>MC003</text:p>
          </table:table-cell>
          <table:table-cell office:value-type="string">
            <text:p>MC000</text:p>
          </table:table-cell>
          <table:table-cell office:value-type="string">
            <text:p>Katalog Bekleidung</text:p>
          </table:table-cell>
          <table:table-cell table:number-columns-repeated="2"/>
        </table:table-row>
        <table:table-row table:style-name="ro1">
          <table:table-cell office:value-type="string">
            <text:p>MC004</text:p>
          </table:table-cell>
          <table:table-cell office:value-type="string">
            <text:p>MC000</text:p>
          </table:table-cell>
          <table:table-cell office:value-type="string">
            <text:p>Katalog Schreibwaren</text:p>
          </table:table-cell>
          <table:table-cell table:number-columns-repeated="2"/>
        </table:table-row>
        <table:table-row table:style-name="ro1">
          <table:table-cell office:value-type="string">
            <text:p>SC101</text:p>
          </table:table-cell>
          <table:table-cell office:value-type="string">
            <text:p>MC001</text:p>
          </table:table-cell>
          <table:table-cell office:value-type="string">
            <text:p>Süßwaren</text:p>
          </table:table-cell>
          <table:table-cell table:content-validation-name="val1"/>
          <table:table-cell table:formula="of:=CONCATENATE([.A7];&quot;;&quot;;[.C7])" office:value-type="string" office:string-value="SC101;Süßwaren">
            <text:p>SC101;Süßwaren</text:p>
          </table:table-cell>
        </table:table-row>
        <table:table-row table:style-name="ro1">
          <table:table-cell office:value-type="string">
            <text:p>SC102</text:p>
          </table:table-cell>
          <table:table-cell office:value-type="string">
            <text:p>MC001</text:p>
          </table:table-cell>
          <table:table-cell office:value-type="string">
            <text:p>Tee</text:p>
          </table:table-cell>
          <table:table-cell/>
          <table:table-cell table:formula="of:=CONCATENATE([.A8];&quot;;&quot;;[.C8])" office:value-type="string" office:string-value="SC102;Tee">
            <text:p>SC102;Tee</text:p>
          </table:table-cell>
        </table:table-row>
        <table:table-row table:style-name="ro1">
          <table:table-cell office:value-type="string">
            <text:p>SC103</text:p>
          </table:table-cell>
          <table:table-cell office:value-type="string">
            <text:p>MC001</text:p>
          </table:table-cell>
          <table:table-cell office:value-type="string">
            <text:p>Kaffee</text:p>
          </table:table-cell>
          <table:table-cell/>
          <table:table-cell table:formula="of:=CONCATENATE([.A9];&quot;;&quot;;[.C9])" office:value-type="string" office:string-value="SC103;Kaffee">
            <text:p>SC103;Kaffee</text:p>
          </table:table-cell>
        </table:table-row>
        <table:table-row table:style-name="ro1">
          <table:table-cell office:value-type="string">
            <text:p>SC104</text:p>
          </table:table-cell>
          <table:table-cell office:value-type="string">
            <text:p>MC001</text:p>
          </table:table-cell>
          <table:table-cell office:value-type="string">
            <text:p>Knabberprodukte</text:p>
          </table:table-cell>
          <table:table-cell/>
          <table:table-cell table:formula="of:=CONCATENATE([.A10];&quot;;&quot;;[.C10])" office:value-type="string" office:string-value="SC104;Knabberprodukte">
            <text:p>SC104;Knabberprodukte</text:p>
          </table:table-cell>
        </table:table-row>
        <table:table-row table:style-name="ro1">
          <table:table-cell office:value-type="string">
            <text:p>SC105</text:p>
          </table:table-cell>
          <table:table-cell office:value-type="string">
            <text:p>MC001</text:p>
          </table:table-cell>
          <table:table-cell office:value-type="string">
            <text:p>Getreide/Nudeln/Rohware</text:p>
          </table:table-cell>
          <table:table-cell/>
          <table:table-cell table:formula="of:=CONCATENATE([.A11];&quot;;&quot;;[.C11])" office:value-type="string" office:string-value="SC105;Getreide/Nudeln/Rohware">
            <text:p>SC105;Getreide/Nudeln/Rohware</text:p>
          </table:table-cell>
        </table:table-row>
        <table:table-row table:style-name="ro1">
          <table:table-cell office:value-type="string">
            <text:p>SC106</text:p>
          </table:table-cell>
          <table:table-cell office:value-type="string">
            <text:p>MC001</text:p>
          </table:table-cell>
          <table:table-cell office:value-type="string">
            <text:p>Honig/Marmelade</text:p>
          </table:table-cell>
          <table:table-cell/>
          <table:table-cell table:formula="of:=CONCATENATE([.A12];&quot;;&quot;;[.C12])" office:value-type="string" office:string-value="SC106;Honig/Marmelade">
            <text:p>SC106;Honig/Marmelade</text:p>
          </table:table-cell>
        </table:table-row>
        <table:table-row table:style-name="ro1">
          <table:table-cell office:value-type="string">
            <text:p>SC107</text:p>
          </table:table-cell>
          <table:table-cell office:value-type="string">
            <text:p>MC001</text:p>
          </table:table-cell>
          <table:table-cell office:value-type="string">
            <text:p>Soßen/Chutneys</text:p>
          </table:table-cell>
          <table:table-cell/>
          <table:table-cell table:formula="of:=CONCATENATE([.A13];&quot;;&quot;;[.C13])" office:value-type="string" office:string-value="SC107;Soßen/Chutneys">
            <text:p>SC107;Soßen/Chutneys</text:p>
          </table:table-cell>
        </table:table-row>
        <table:table-row table:style-name="ro1">
          <table:table-cell office:value-type="string">
            <text:p>SC108</text:p>
          </table:table-cell>
          <table:table-cell office:value-type="string">
            <text:p>MC001</text:p>
          </table:table-cell>
          <table:table-cell office:value-type="string">
            <text:p>Gewürze/Kräuter</text:p>
          </table:table-cell>
          <table:table-cell/>
          <table:table-cell table:formula="of:=CONCATENATE([.A14];&quot;;&quot;;[.C14])" office:value-type="string" office:string-value="SC108;Gewürze/Kräuter">
            <text:p>SC108;Gewürze/Kräuter</text:p>
          </table:table-cell>
        </table:table-row>
        <table:table-row table:style-name="ro1">
          <table:table-cell office:value-type="string">
            <text:p>SC109</text:p>
          </table:table-cell>
          <table:table-cell office:value-type="string">
            <text:p>MC001</text:p>
          </table:table-cell>
          <table:table-cell office:value-type="string">
            <text:p>Getränke (nichtalkoholisch)</text:p>
          </table:table-cell>
          <table:table-cell/>
          <table:table-cell table:formula="of:=CONCATENATE([.A15];&quot;;&quot;;[.C15])" office:value-type="string" office:string-value="SC109;Getränke (nichtalkoholisch)">
            <text:p>SC109;Getränke (nichtalkoholisch)</text:p>
          </table:table-cell>
        </table:table-row>
        <table:table-row table:style-name="ro1">
          <table:table-cell office:value-type="string">
            <text:p>SC110</text:p>
          </table:table-cell>
          <table:table-cell office:value-type="string">
            <text:p>MC001</text:p>
          </table:table-cell>
          <table:table-cell office:value-type="string">
            <text:p>Getränke (alkoholisch)</text:p>
          </table:table-cell>
          <table:table-cell/>
          <table:table-cell table:formula="of:=CONCATENATE([.A16];&quot;;&quot;;[.C16])" office:value-type="string" office:string-value="SC110;Getränke (alkoholisch)">
            <text:p>SC110;Getränke (alkoholisch)</text:p>
          </table:table-cell>
        </table:table-row>
        <table:table-row table:style-name="ro1">
          <table:table-cell office:value-type="string">
            <text:p>SC111</text:p>
          </table:table-cell>
          <table:table-cell office:value-type="string">
            <text:p>MC001</text:p>
          </table:table-cell>
          <table:table-cell office:value-type="string">
            <text:p>Bewirtung</text:p>
          </table:table-cell>
          <table:table-cell/>
          <table:table-cell table:formula="of:=CONCATENATE([.A17];&quot;;&quot;;[.C17])" office:value-type="string" office:string-value="SC111;Bewirtung">
            <text:p>SC111;Bewirtung</text:p>
          </table:table-cell>
        </table:table-row>
        <table:table-row table:style-name="ro1">
          <table:table-cell office:value-type="string">
            <text:p>SC199</text:p>
          </table:table-cell>
          <table:table-cell office:value-type="string">
            <text:p>MC001</text:p>
          </table:table-cell>
          <table:table-cell office:value-type="string">
            <text:p>sonst. Lebensmittel</text:p>
          </table:table-cell>
          <table:table-cell/>
          <table:table-cell table:formula="of:=CONCATENATE([.A18];&quot;;&quot;;[.C18])" office:value-type="string" office:string-value="SC199;sonst. Lebensmittel">
            <text:p>SC199;sonst. Lebensmittel</text:p>
          </table:table-cell>
        </table:table-row>
        <table:table-row table:style-name="ro1">
          <table:table-cell office:value-type="string">
            <text:p>SC201</text:p>
          </table:table-cell>
          <table:table-cell office:value-type="string">
            <text:p>MC002</text:p>
          </table:table-cell>
          <table:table-cell office:value-type="string">
            <text:p>Körbe</text:p>
          </table:table-cell>
          <table:table-cell/>
          <table:table-cell table:formula="of:=CONCATENATE([.A19];&quot;;&quot;;[.C19])" office:value-type="string" office:string-value="SC201;Körbe">
            <text:p>SC201;Körbe</text:p>
          </table:table-cell>
        </table:table-row>
        <table:table-row table:style-name="ro1">
          <table:table-cell office:value-type="string">
            <text:p>SC202</text:p>
          </table:table-cell>
          <table:table-cell office:value-type="string">
            <text:p>MC002</text:p>
          </table:table-cell>
          <table:table-cell office:value-type="string">
            <text:p>Musikinstrumente</text:p>
          </table:table-cell>
          <table:table-cell/>
          <table:table-cell table:formula="of:=CONCATENATE([.A20];&quot;;&quot;;[.C20])" office:value-type="string" office:string-value="SC202;Musikinstrumente">
            <text:p>SC202;Musikinstrumente</text:p>
          </table:table-cell>
        </table:table-row>
        <table:table-row table:style-name="ro1">
          <table:table-cell office:value-type="string">
            <text:p>SC203</text:p>
          </table:table-cell>
          <table:table-cell office:value-type="string">
            <text:p>MC002</text:p>
          </table:table-cell>
          <table:table-cell office:value-type="string">
            <text:p>Kerzen</text:p>
          </table:table-cell>
          <table:table-cell/>
          <table:table-cell table:formula="of:=CONCATENATE([.A21];&quot;;&quot;;[.C21])" office:value-type="string" office:string-value="SC203;Kerzen">
            <text:p>SC203;Kerzen</text:p>
          </table:table-cell>
        </table:table-row>
        <table:table-row table:style-name="ro1">
          <table:table-cell office:value-type="string">
            <text:p>SC204</text:p>
          </table:table-cell>
          <table:table-cell office:value-type="string">
            <text:p>MC002</text:p>
          </table:table-cell>
          <table:table-cell office:value-type="string">
            <text:p>Schmuck</text:p>
          </table:table-cell>
          <table:table-cell/>
          <table:table-cell table:formula="of:=CONCATENATE([.A22];&quot;;&quot;;[.C22])" office:value-type="string" office:string-value="SC204;Schmuck">
            <text:p>SC204;Schmuck</text:p>
          </table:table-cell>
        </table:table-row>
        <table:table-row table:style-name="ro1">
          <table:table-cell office:value-type="string">
            <text:p>SC205</text:p>
          </table:table-cell>
          <table:table-cell office:value-type="string">
            <text:p>MC002</text:p>
          </table:table-cell>
          <table:table-cell office:value-type="string">
            <text:p>Lederwaren</text:p>
          </table:table-cell>
          <table:table-cell/>
          <table:table-cell table:formula="of:=CONCATENATE([.A23];&quot;;&quot;;[.C23])" office:value-type="string" office:string-value="SC205;Lederwaren">
            <text:p>SC205;Lederwaren</text:p>
          </table:table-cell>
        </table:table-row>
        <table:table-row table:style-name="ro1">
          <table:table-cell office:value-type="string">
            <text:p>SC206</text:p>
          </table:table-cell>
          <table:table-cell office:value-type="string">
            <text:p>MC002</text:p>
          </table:table-cell>
          <table:table-cell office:value-type="string">
            <text:p>Keramik</text:p>
          </table:table-cell>
          <table:table-cell/>
          <table:table-cell table:formula="of:=CONCATENATE([.A24];&quot;;&quot;;[.C24])" office:value-type="string" office:string-value="SC206;Keramik">
            <text:p>SC206;Keramik</text:p>
          </table:table-cell>
        </table:table-row>
        <table:table-row table:style-name="ro1">
          <table:table-cell office:value-type="string">
            <text:p>SC207</text:p>
          </table:table-cell>
          <table:table-cell office:value-type="string">
            <text:p>MC002</text:p>
          </table:table-cell>
          <table:table-cell office:value-type="string">
            <text:p>Filzwaren</text:p>
          </table:table-cell>
          <table:table-cell/>
          <table:table-cell table:formula="of:=CONCATENATE([.A25];&quot;;&quot;;[.C25])" office:value-type="string" office:string-value="SC207;Filzwaren">
            <text:p>SC207;Filzwaren</text:p>
          </table:table-cell>
        </table:table-row>
        <table:table-row table:style-name="ro1">
          <table:table-cell office:value-type="string">
            <text:p>SC208</text:p>
          </table:table-cell>
          <table:table-cell office:value-type="string">
            <text:p>MC002</text:p>
          </table:table-cell>
          <table:table-cell office:value-type="string">
            <text:p>Spielwaren</text:p>
          </table:table-cell>
          <table:table-cell/>
          <table:table-cell table:formula="of:=CONCATENATE([.A26];&quot;;&quot;;[.C26])" office:value-type="string" office:string-value="SC208;Spielwaren">
            <text:p>SC208;Spielwaren</text:p>
          </table:table-cell>
        </table:table-row>
        <table:table-row table:style-name="ro1">
          <table:table-cell office:value-type="string">
            <text:p>SC209</text:p>
          </table:table-cell>
          <table:table-cell office:value-type="string">
            <text:p>MC002</text:p>
          </table:table-cell>
          <table:table-cell office:value-type="string">
            <text:p>Lampen</text:p>
          </table:table-cell>
          <table:table-cell/>
          <table:table-cell table:formula="of:=CONCATENATE([.A27];&quot;;&quot;;[.C27])" office:value-type="string" office:string-value="SC209;Lampen">
            <text:p>SC209;Lampen</text:p>
          </table:table-cell>
        </table:table-row>
        <table:table-row table:style-name="ro1">
          <table:table-cell office:value-type="string">
            <text:p>SC210</text:p>
          </table:table-cell>
          <table:table-cell office:value-type="string">
            <text:p>MC002</text:p>
          </table:table-cell>
          <table:table-cell office:value-type="string">
            <text:p>Möbel</text:p>
          </table:table-cell>
          <table:table-cell/>
          <table:table-cell table:formula="of:=CONCATENATE([.A28];&quot;;&quot;;[.C28])" office:value-type="string" office:string-value="SC210;Möbel">
            <text:p>SC210;Möbel</text:p>
          </table:table-cell>
        </table:table-row>
        <table:table-row table:style-name="ro1">
          <table:table-cell office:value-type="string">
            <text:p>SC212</text:p>
          </table:table-cell>
          <table:table-cell office:value-type="string">
            <text:p>MC002</text:p>
          </table:table-cell>
          <table:table-cell office:value-type="string">
            <text:p>Wohntextilien</text:p>
          </table:table-cell>
          <table:table-cell/>
          <table:table-cell table:formula="of:=CONCATENATE([.A29];&quot;;&quot;;[.C29])" office:value-type="string" office:string-value="SC212;Wohntextilien">
            <text:p>SC212;Wohntextilien</text:p>
          </table:table-cell>
        </table:table-row>
        <table:table-row table:style-name="ro1">
          <table:table-cell office:value-type="string">
            <text:p>SC213</text:p>
          </table:table-cell>
          <table:table-cell office:value-type="string">
            <text:p>MC002</text:p>
          </table:table-cell>
          <table:table-cell office:value-type="string">
            <text:p>Kosmetik/Seife</text:p>
          </table:table-cell>
          <table:table-cell/>
          <table:table-cell table:formula="of:=CONCATENATE([.A30];&quot;;&quot;;[.C30])" office:value-type="string" office:string-value="SC213;Kosmetik/Seife">
            <text:p>SC213;Kosmetik/Seife</text:p>
          </table:table-cell>
        </table:table-row>
        <table:table-row table:style-name="ro1">
          <table:table-cell office:value-type="string">
            <text:p>SC299</text:p>
          </table:table-cell>
          <table:table-cell office:value-type="string">
            <text:p>MC002</text:p>
          </table:table-cell>
          <table:table-cell office:value-type="string">
            <text:p>sonst. Handwerk</text:p>
          </table:table-cell>
          <table:table-cell/>
          <table:table-cell table:formula="of:=CONCATENATE([.A31];&quot;;&quot;;[.C31])" office:value-type="string" office:string-value="SC299;sonst. Handwerk">
            <text:p>SC299;sonst. Handwerk</text:p>
          </table:table-cell>
        </table:table-row>
        <table:table-row table:style-name="ro1">
          <table:table-cell office:value-type="string">
            <text:p>SC301</text:p>
          </table:table-cell>
          <table:table-cell office:value-type="string">
            <text:p>MC003</text:p>
          </table:table-cell>
          <table:table-cell office:value-type="string">
            <text:p>T-Shirts</text:p>
          </table:table-cell>
          <table:table-cell/>
          <table:table-cell table:formula="of:=CONCATENATE([.A32];&quot;;&quot;;[.C32])" office:value-type="string" office:string-value="SC301;T-Shirts">
            <text:p>SC301;T-Shirts</text:p>
          </table:table-cell>
        </table:table-row>
        <table:table-row table:style-name="ro1">
          <table:table-cell office:value-type="string">
            <text:p>SC302</text:p>
          </table:table-cell>
          <table:table-cell office:value-type="string">
            <text:p>MC003</text:p>
          </table:table-cell>
          <table:table-cell office:value-type="string">
            <text:p>Hosen</text:p>
          </table:table-cell>
          <table:table-cell/>
          <table:table-cell table:formula="of:=CONCATENATE([.A33];&quot;;&quot;;[.C33])" office:value-type="string" office:string-value="SC302;Hosen">
            <text:p>SC302;Hosen</text:p>
          </table:table-cell>
        </table:table-row>
        <table:table-row table:style-name="ro1">
          <table:table-cell office:value-type="string">
            <text:p>SC303</text:p>
          </table:table-cell>
          <table:table-cell office:value-type="string">
            <text:p>MC003</text:p>
          </table:table-cell>
          <table:table-cell office:value-type="string">
            <text:p>Pullover</text:p>
          </table:table-cell>
          <table:table-cell/>
          <table:table-cell table:formula="of:=CONCATENATE([.A34];&quot;;&quot;;[.C34])" office:value-type="string" office:string-value="SC303;Pullover">
            <text:p>SC303;Pullover</text:p>
          </table:table-cell>
        </table:table-row>
        <table:table-row table:style-name="ro1">
          <table:table-cell office:value-type="string">
            <text:p>SC304</text:p>
          </table:table-cell>
          <table:table-cell office:value-type="string">
            <text:p>MC003</text:p>
          </table:table-cell>
          <table:table-cell office:value-type="string">
            <text:p>Kleider/Röcke</text:p>
          </table:table-cell>
          <table:table-cell/>
          <table:table-cell table:formula="of:=CONCATENATE([.A35];&quot;;&quot;;[.C35])" office:value-type="string" office:string-value="SC304;Kleider/Röcke">
            <text:p>SC304;Kleider/Röcke</text:p>
          </table:table-cell>
        </table:table-row>
        <table:table-row table:style-name="ro1">
          <table:table-cell office:value-type="string">
            <text:p>SC305</text:p>
          </table:table-cell>
          <table:table-cell office:value-type="string">
            <text:p>MC003</text:p>
          </table:table-cell>
          <table:table-cell office:value-type="string">
            <text:p>Tücher/Schals</text:p>
          </table:table-cell>
          <table:table-cell/>
          <table:table-cell table:formula="of:=CONCATENATE([.A36];&quot;;&quot;;[.C36])" office:value-type="string" office:string-value="SC305;Tücher/Schals">
            <text:p>SC305;Tücher/Schals</text:p>
          </table:table-cell>
        </table:table-row>
        <table:table-row table:style-name="ro1">
          <table:table-cell office:value-type="string">
            <text:p>SC306</text:p>
          </table:table-cell>
          <table:table-cell office:value-type="string">
            <text:p>MC003</text:p>
          </table:table-cell>
          <table:table-cell office:value-type="string">
            <text:p>Accessoires</text:p>
          </table:table-cell>
          <table:table-cell/>
          <table:table-cell table:formula="of:=CONCATENATE([.A37];&quot;;&quot;;[.C37])" office:value-type="string" office:string-value="SC306;Accessoires">
            <text:p>SC306;Accessoires</text:p>
          </table:table-cell>
        </table:table-row>
        <table:table-row table:style-name="ro1">
          <table:table-cell office:value-type="string">
            <text:p>SC399</text:p>
          </table:table-cell>
          <table:table-cell office:value-type="string">
            <text:p>MC003</text:p>
          </table:table-cell>
          <table:table-cell office:value-type="string">
            <text:p>sonst. Bekleidung</text:p>
          </table:table-cell>
          <table:table-cell/>
          <table:table-cell table:formula="of:=CONCATENATE([.A38];&quot;;&quot;;[.C38])" office:value-type="string" office:string-value="SC399;sonst. Bekleidung">
            <text:p>SC399;sonst. Bekleidung</text:p>
          </table:table-cell>
        </table:table-row>
        <table:table-row table:style-name="ro1">
          <table:table-cell office:value-type="string">
            <text:p>SC401</text:p>
          </table:table-cell>
          <table:table-cell office:value-type="string">
            <text:p>MC004</text:p>
          </table:table-cell>
          <table:table-cell office:value-type="string">
            <text:p>Karten</text:p>
          </table:table-cell>
          <table:table-cell/>
          <table:table-cell table:formula="of:=CONCATENATE([.A39];&quot;;&quot;;[.C39])" office:value-type="string" office:string-value="SC401;Karten">
            <text:p>SC401;Karten</text:p>
          </table:table-cell>
        </table:table-row>
        <table:table-row table:style-name="ro1">
          <table:table-cell office:value-type="string">
            <text:p>SC402</text:p>
          </table:table-cell>
          <table:table-cell office:value-type="string">
            <text:p>MC004</text:p>
          </table:table-cell>
          <table:table-cell office:value-type="string">
            <text:p>Bücher</text:p>
          </table:table-cell>
          <table:table-cell/>
          <table:table-cell table:formula="of:=CONCATENATE([.A40];&quot;;&quot;;[.C40])" office:value-type="string" office:string-value="SC402;Bücher">
            <text:p>SC402;Bücher</text:p>
          </table:table-cell>
        </table:table-row>
        <table:table-row table:style-name="ro1">
          <table:table-cell office:value-type="string">
            <text:p>SC403</text:p>
          </table:table-cell>
          <table:table-cell office:value-type="string">
            <text:p>MC004</text:p>
          </table:table-cell>
          <table:table-cell office:value-type="string">
            <text:p>Kalender</text:p>
          </table:table-cell>
          <table:table-cell/>
          <table:table-cell table:formula="of:=CONCATENATE([.A41];&quot;;&quot;;[.C41])" office:value-type="string" office:string-value="SC403;Kalender">
            <text:p>SC403;Kalender</text:p>
          </table:table-cell>
        </table:table-row>
        <table:table-row table:style-name="ro1">
          <table:table-cell office:value-type="string">
            <text:p>SC404</text:p>
          </table:table-cell>
          <table:table-cell office:value-type="string">
            <text:p>MC004</text:p>
          </table:table-cell>
          <table:table-cell office:value-type="string">
            <text:p>Blöcke/Hefte/Briefpapier</text:p>
          </table:table-cell>
          <table:table-cell/>
          <table:table-cell table:formula="of:=CONCATENATE([.A42];&quot;;&quot;;[.C42])" office:value-type="string" office:string-value="SC404;Blöcke/Hefte/Briefpapier">
            <text:p>SC404;Blöcke/Hefte/Briefpapier</text:p>
          </table:table-cell>
        </table:table-row>
        <table:table-row table:style-name="ro1">
          <table:table-cell office:value-type="string">
            <text:p>SC405</text:p>
          </table:table-cell>
          <table:table-cell office:value-type="string">
            <text:p>MC004</text:p>
          </table:table-cell>
          <table:table-cell office:value-type="string">
            <text:p>Stifte</text:p>
          </table:table-cell>
          <table:table-cell/>
          <table:table-cell table:formula="of:=CONCATENATE([.A43];&quot;;&quot;;[.C43])" office:value-type="string" office:string-value="SC405;Stifte">
            <text:p>SC405;Stifte</text:p>
          </table:table-cell>
        </table:table-row>
        <table:table-row table:style-name="ro1">
          <table:table-cell office:value-type="string">
            <text:p>SC406</text:p>
          </table:table-cell>
          <table:table-cell office:value-type="string">
            <text:p>MC004</text:p>
          </table:table-cell>
          <table:table-cell office:value-type="string">
            <text:p>Fotoalben</text:p>
          </table:table-cell>
          <table:table-cell/>
          <table:table-cell table:formula="of:=CONCATENATE([.A44];&quot;;&quot;;[.C44])" office:value-type="string" office:string-value="SC406;Fotoalben">
            <text:p>SC406;Fotoalben</text:p>
          </table:table-cell>
        </table:table-row>
        <table:table-row table:style-name="ro1">
          <table:table-cell office:value-type="string">
            <text:p>SC407</text:p>
          </table:table-cell>
          <table:table-cell office:value-type="string">
            <text:p>MC004</text:p>
          </table:table-cell>
          <table:table-cell office:value-type="string">
            <text:p>CD/DVD</text:p>
          </table:table-cell>
          <table:table-cell/>
          <table:table-cell table:formula="of:=CONCATENATE([.A45];&quot;;&quot;;[.C45])" office:value-type="string" office:string-value="SC407;CD/DVD">
            <text:p>SC407;CD/DVD</text:p>
          </table:table-cell>
        </table:table-row>
        <table:table-row table:style-name="ro1">
          <table:table-cell office:value-type="string">
            <text:p>SC499</text:p>
          </table:table-cell>
          <table:table-cell office:value-type="string">
            <text:p>MC004</text:p>
          </table:table-cell>
          <table:table-cell office:value-type="string">
            <text:p>sonst. Schreibwaren</text:p>
          </table:table-cell>
          <table:table-cell/>
          <table:table-cell table:formula="of:=CONCATENATE([.A46];&quot;;&quot;;[.C46])" office:value-type="string" office:string-value="SC499;sonst. Schreibwaren">
            <text:p>SC499;sonst. Schreibwaren</text:p>
          </table:table-cell>
        </table:table-row>
      </table:table>
      <table:database-ranges>
        <table:database-range table:name="__Anonymous_DB__1" table:target-range-address="Tabelle1.A1:Tabelle1.D4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7.07.2012</text:date>, <text:time>20:10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dc:date>2012-07-07T20:10:27.44</dc:date>
    <meta:editing-duration>PT4H40M38S</meta:editing-duration>
    <meta:editing-cycles>4</meta:editing-cycles>
    <meta:document-statistic meta:table-count="1" meta:cell-count="179" meta:object-count="0"/>
  </office:meta>
</office:document-meta>
</file>